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Heading_20_4">
      <style:text-properties style:font-name="Arial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Heading_20_2">
      <style:paragraph-properties fo:break-before="page"/>
    </style:style>
    <style:style style:name="P20" style:family="paragraph" style:parent-style-name="Heading_20_3" style:list-style-name=""/>
    <style:style style:name="P21" style:family="paragraph" style:parent-style-name="Table_20_Contents" style:list-style-name="L23"/>
    <style:style style:name="P22" style:family="paragraph" style:parent-style-name="Table_20_Contents" style:list-style-name="L24"/>
    <style:style style:name="P23" style:family="paragraph" style:parent-style-name="Table_20_Contents" style:list-style-name="L27"/>
    <style:style style:name="P24" style:family="paragraph" style:parent-style-name="Table_20_Contents" style:list-style-name="L28"/>
    <style:style style:name="P25" style:family="paragraph" style:parent-style-name="Table_20_Contents" style:list-style-name="L29"/>
    <style:style style:name="P26" style:family="paragraph" style:parent-style-name="Table_20_Contents" style:list-style-name="L23">
      <style:paragraph-properties fo:margin-top="0cm" fo:margin-bottom="0cm"/>
    </style:style>
    <style:style style:name="P27" style:family="paragraph" style:parent-style-name="Table_20_Contents" style:list-style-name="L24">
      <style:paragraph-properties fo:margin-top="0cm" fo:margin-bottom="0cm"/>
    </style:style>
    <style:style style:name="P28" style:family="paragraph" style:parent-style-name="Heading_20_1">
      <style:paragraph-properties fo:text-align="center" style:justify-single-word="false"/>
    </style:style>
    <style:style style:name="P29" style:family="paragraph" style:parent-style-name="Text_20_body" style:list-style-name="L9">
      <style:text-properties style:font-name="Courier New" fo:font-size="10pt" style:font-size-asian="10pt" style:font-size-complex="10pt"/>
    </style:style>
    <style:style style:name="P30" style:family="paragraph" style:parent-style-name="Text_20_body" style:list-style-name="L10">
      <style:text-properties style:font-name="Courier New" fo:font-size="10pt" style:font-size-asian="10pt" style:font-size-complex="10pt"/>
    </style:style>
    <style:style style:name="P31" style:family="paragraph" style:parent-style-name="Text_20_body" style:list-style-name="L13">
      <style:text-properties style:font-name="Courier New" fo:font-size="10pt" style:font-size-asian="10pt" style:font-size-complex="10pt"/>
    </style:style>
    <style:style style:name="P32" style:family="paragraph" style:parent-style-name="Text_20_body" style:list-style-name="L1"/>
    <style:style style:name="P33" style:family="paragraph" style:parent-style-name="Text_20_body" style:list-style-name="L1">
      <style:text-properties fo:font-style="normal" style:font-style-asian="normal" style:font-style-complex="normal"/>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8">
      <style:text-properties fo:font-size="12pt" style:font-size-asian="10.5pt" style:font-size-complex="12pt"/>
    </style:style>
    <style:style style:name="P42" style:family="paragraph" style:parent-style-name="Text_20_body" style:list-style-name="L10"/>
    <style:style style:name="P43" style:family="paragraph" style:parent-style-name="Text_20_body" style:list-style-name="L11">
      <style:text-properties fo:color="#000000" style:text-line-through-style="none" style:font-name="Courier New" fo:font-size="10pt" style:font-name-asian="Consolas" style:font-size-asian="10pt" style:font-name-complex="Consolas" style:font-size-complex="10pt"/>
    </style:style>
    <style:style style:name="P44" style:family="paragraph" style:parent-style-name="Text_20_body" style:list-style-name="L13">
      <style:text-properties fo:color="#000000" style:font-name="Courier New" fo:font-size="10pt" style:font-name-asian="Consolas" style:font-size-asian="10pt" style:font-name-complex="Consolas" style:font-size-complex="10pt"/>
    </style:style>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paragraph-properties fo:text-align="start" style:justify-single-word="false"/>
    </style:style>
    <style:style style:name="P55" style:family="paragraph" style:parent-style-name="Text_20_body" style:list-style-name="L22">
      <style:paragraph-properties fo:text-align="start" style:justify-single-word="false"/>
    </style:style>
    <style:style style:name="P56" style:family="paragraph" style:parent-style-name="Text_20_body" style:list-style-name="L22"/>
    <style:style style:name="P57" style:family="paragraph" style:parent-style-name="Text_20_body" style:list-style-name=""/>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5">
      <style:paragraph-properties fo:margin-top="0cm" fo:margin-bottom="0cm"/>
    </style:style>
    <style:style style:name="P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weight="bold" style:font-weight-asian="bold" style:font-weight-complex="bold"/>
    </style:style>
    <style:style style:name="T5" style:family="text">
      <style:text-properties style:font-name="Courier New" fo:font-style="italic" style:font-style-asian="italic" style:font-style-complex="italic"/>
    </style:style>
    <style:style style:name="T6" style:family="text">
      <style:text-properties style:font-name="Courier New" fo:font-size="13pt" style:font-size-asian="13pt" style:font-size-complex="13pt"/>
    </style:style>
    <style:style style:name="T7" style:family="text">
      <style:text-properties style:font-name="Times New Roman1"/>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fo:font-size="12pt" style:font-size-asian="10.5pt" style:font-size-complex="12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JCA/JDBC Driver<text:line-break/><draw:path text:anchor-type="as-char" svg:y="0cm" draw:z-index="0" draw:style-name="gr1" draw:text-style-name="P61"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
          <text:p text:style-name="P17"><text:a xlink:type="simple" xlink:href="#__RefHeading__2737_1560579136">General Notes</text:a></text:p>
          <text:p text:style-name="P18"><text:a xlink:type="simple" xlink:href="#__RefHeading__2739_1560579136">Supported Firebird versions</text:a></text:p>
          <text:p text:style-name="P18"><text:a xlink:type="simple" xlink:href="#__RefHeading__6627_1850987433">Supported Java versions</text:a></text:p>
          <text:p text:style-name="P18"><text:a xlink:type="simple" xlink:href="#__RefHeading__2741_1560579136">Specification support</text:a></text:p>
          <text:p text:style-name="P17"><text:a xlink:type="simple" xlink:href="#__RefHeading__2743_1560579136">What's new in Jaybird 2.2</text:a></text:p>
          <text:p text:style-name="P18"><text:a xlink:type="simple" xlink:href="#__RefHeading__3759_663895651">Changes and fixes since Jaybird 2.2.0 beta 1</text:a></text:p>
          <text:p text:style-name="P18"><text:a xlink:type="simple" xlink:href="#__RefHeading__6629_1850987433">Support for getGeneratedKeys()</text:a></text:p>
          <text:p text:style-name="P18"><text:a xlink:type="simple" xlink:href="#__RefHeading__2745_1560579136">Java 6 and JDBC 4.0 API support</text:a></text:p>
          <text:p text:style-name="P18"><text:a xlink:type="simple" xlink:href="#__RefHeading__8759_1080388197">Java 7 and JDBC 4.1 API support</text:a></text:p>
          <text:p text:style-name="P18"><text:a xlink:type="simple" xlink:href="#__RefHeading__6631_1850987433">Jaybird on Maven</text:a></text:p>
          <text:p text:style-name="P18"><text:a xlink:type="simple" xlink:href="#__RefHeading__2747_1560579136">Native and Embedded (JNI) 64-bit Windows and Linux support</text:a></text:p>
          <text:p text:style-name="P18"><text:a xlink:type="simple" xlink:href="#__RefHeading__2749_1560579136">Support for Firebird 2.5</text:a></text:p>
          <text:p text:style-name="P18"><text:a xlink:type="simple" xlink:href="#__RefHeading__3761_663895651">Improved support for OpenOffice / LibreOffice Base</text:a></text:p>
          <text:p text:style-name="P18"><text:a xlink:type="simple" xlink:href="#__RefHeading__3644_1575618738">Other fixes and changes</text:a></text:p>
          <text:p text:style-name="P17"><text:a xlink:type="simple" xlink:href="#__RefHeading__2751_1560579136">Compatibility changes</text:a></text:p>
          <text:p text:style-name="P18"><text:a xlink:type="simple" xlink:href="#__RefHeading__3763_304866878">Java support</text:a></text:p>
          <text:p text:style-name="P18"><text:a xlink:type="simple" xlink:href="#__RefHeading__3765_304866878">Firebird support</text:a></text:p>
          <text:p text:style-name="P18"><text:a xlink:type="simple" xlink:href="#__RefHeading__2753_1560579136">Important changes to Datasources</text:a></text:p>
          <text:p text:style-name="P18"><text:a xlink:type="simple" xlink:href="#__RefHeading__3727_304866878">Future changes to Jaybird</text:a></text:p>
          <text:p text:style-name="P17"><text:a xlink:type="simple" xlink:href="#__RefHeading__8761_1080388197">Distribution package</text:a></text:p>
          <text:p text:style-name="P18"><text:a xlink:type="simple" xlink:href="#__RefHeading__2773_1560579136">License</text:a></text:p>
          <text:p text:style-name="P18"><text:a xlink:type="simple" xlink:href="#__RefHeading__2775_1560579136">Source Code</text:a></text:p>
          <text:p text:style-name="P17"><text:a xlink:type="simple" xlink:href="#__RefHeading__8763_1080388197">Documentation and Support</text:a></text:p>
          <text:p text:style-name="P18"><text:a xlink:type="simple" xlink:href="#__RefHeading__2821_1560579136">Where to get more information on Jaybird</text:a></text:p>
          <text:p text:style-name="P18"><text:a xlink:type="simple" xlink:href="#__RefHeading__2823_1560579136">Where to get help</text:a></text:p>
          <text:p text:style-name="P18"><text:a xlink:type="simple" xlink:href="#__RefHeading__2825_1560579136">Reporting Bugs</text:a></text:p>
          <text:p text:style-name="P18"><text:a xlink:type="simple" xlink:href="#__RefHeading__8765_1080388197">Corrections/Additions To Release Notes</text:a></text:p>
          <text:p text:style-name="P17"><text:a xlink:type="simple" xlink:href="#__RefHeading__8767_1080388197">JDBC URL Format</text:a></text:p>
          <text:p text:style-name="P18"><text:a xlink:type="simple" xlink:href="#__RefHeading__2779_1560579136">Pure Java</text:a></text:p>
          <text:p text:style-name="P18"><text:a xlink:type="simple" xlink:href="#__RefHeading__2781_1560579136">Using Firebird client library</text:a></text:p>
          <text:p text:style-name="P18"><text:a xlink:type="simple" xlink:href="#__RefHeading__2783_1560579136">Embedded Server</text:a></text:p>
          <text:p text:style-name="P17"><text:a xlink:type="simple" xlink:href="#__RefHeading__8769_1080388197">Using Type 2 and Embedded Server driver</text:a></text:p>
          <text:p text:style-name="P18"><text:a xlink:type="simple" xlink:href="#__RefHeading__2789_1560579136">Configuring Type 2 JDBC driver</text:a></text:p>
          <text:p text:style-name="P18"><text:a xlink:type="simple" xlink:href="#__RefHeading__2791_1560579136">Configuring Embedded Server JDBC driver</text:a></text:p>
          <text:p text:style-name="P18"><text:a xlink:type="simple" xlink:href="#__RefHeading__4053_1508899958">Support for multiple JNI libraries</text:a></text:p>
          <text:p text:style-name="P17"><text:a xlink:type="simple" xlink:href="#__RefHeading__2755_1560579136">Usage and Reference Manual</text:a></text:p>
          <text:p text:style-name="P18"><text:a xlink:type="simple" xlink:href="#__RefHeading__2757_1560579136">Events</text:a></text:p>
          <text:p text:style-name="P18"><text:a xlink:type="simple" xlink:href="#__RefHeading__2763_1560579136">Updatable result sets</text:a></text:p>
          <text:p text:style-name="P18"><text:a xlink:type="simple" xlink:href="#__RefHeading__2765_1560579136">Firebird management interfaces</text:a></text:p>
          <text:p text:style-name="P18"><text:a xlink:type="simple" xlink:href="#__RefHeading__2767_1560579136">Jaybird JDBC extensions</text:a></text:p>
          <text:p text:style-name="P18"><text:a xlink:type="simple" xlink:href="#__RefHeading__2785_1560579136">JDBC connection properties</text:a></text:p>
          <text:p text:style-name="P17"><text:a xlink:type="simple" xlink:href="#__RefHeading__2793_1560579136">JDBC Compatibility</text:a></text:p>
          <text:p text:style-name="P18"><text:a xlink:type="simple" xlink:href="#__RefHeading__2795_1560579136">JDBC deviations and unimplemented features</text:a></text:p>
          <text:p text:style-name="P17"><text:a xlink:type="simple" xlink:href="#__RefHeading__2797_1560579136">Jaybird Specifics</text:a></text:p>
          <text:p text:style-name="P18"><text:a xlink:type="simple" xlink:href="#__RefHeading__2799_1560579136">Result sets</text:a></text:p>
          <text:p text:style-name="P18"><text:a xlink:type="simple" xlink:href="#__RefHeading__2801_1560579136">Using java.sql.ParameterMetaData with Callable Statements</text:a></text:p>
          <text:p text:style-name="P18"><text:soft-page-break/><text:a xlink:type="simple" xlink:href="#__RefHeading__2803_1560579136">Using ResultSet.getCharacterStream with BLOB fields</text:a></text:p>
          <text:p text:style-name="P18"><text:a xlink:type="simple" xlink:href="#__RefHeading__2805_1560579136">Heuristic transaction completion support</text:a></text:p>
          <text:p text:style-name="P18"><text:a xlink:type="simple" xlink:href="#__RefHeading__3722_2133805793">Compatibility with com.sun.rowset.*</text:a></text:p>
          <text:p text:style-name="P17"><text:a xlink:type="simple" xlink:href="#__RefHeading__2807_1560579136">Connection pooling with Jaybird</text:a></text:p>
          <text:p text:style-name="P18"><text:a xlink:type="simple" xlink:href="#__RefHeading__3729_304866878">Description of deprecated org.firebirdsql.pool classes</text:a></text:p>
          <text:p text:style-name="P18"><text:a xlink:type="simple" xlink:href="#__RefHeading__2809_1560579136">Usage scenario</text:a></text:p>
          <text:p text:style-name="P18"><text:a xlink:type="simple" xlink:href="#__RefHeading__2811_1560579136">Connection Pool Classes (deprecated)</text:a></text:p>
          <text:p text:style-name="P18"><text:a xlink:type="simple" xlink:href="#__RefHeading__2813_1560579136">org.firebirdsql.pool.FBConnectionPoolDataSource (deprecated)</text:a></text:p>
          <text:p text:style-name="P18"><text:a xlink:type="simple" xlink:href="#__RefHeading__2815_1560579136">org.firebirdsql.pool.FBWrappingDataSource</text:a></text:p>
          <text:p text:style-name="P18"><text:a xlink:type="simple" xlink:href="#__RefHeading__2817_1560579136">Runtime object allocation and deallocation hints</text:a></text:p>
        </text:index-body>
      </text:table-of-content>
      <text:p text:style-name="Text_20_body"/>
      <text:h text:style-name="P19"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9"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9319974" text:style-name="L1">
        <text:list-item>
          <text:p text:style-name="P32"><text:span text:style-name="T2">ConcurrentModificationException</text:span> when closing connection obtained from <text:span text:style-name="T2">org.firebirdsql.ds.FBConnectionPoolDataSource</text:span> with statements open <text:span text:style-name="T13">(</text:span><text:a xlink:type="simple" xlink:href="http://tracker.firebirdsql.org/browse/JDBC-250"><text:span text:style-name="T13">JDBC-250</text:span></text:a><text:span text:style-name="T13">)</text:span></text:p>
        </text:list-item>
        <text:list-item>
          <text:p text:style-name="P32"><text:span text:style-name="T15">Memory leak when obtaining mu</text:span><text:span text:style-name="T15">ltiple connections for the same URL </text:span><text:span text:style-name="T13">(</text:span><text:a xlink:type="simple" xlink:href="http://tracker.firebirdsql.org/browse/JDBC-249"><text:span text:style-name="T13">JDBC-249</text:span></text:a><text:span text:style-name="T13">)</text:span></text:p>
        </text:list-item>
        <text:list-item>
          <text:p text:style-name="P32"><text:span text:style-name="T15">CPU spikes to 100% when using events and Firebird Server is stopped or unreachable </text:span><text:span text:style-name="T13">(</text:span><text:a xlink:type="simple" xlink:href="http://tracker.firebirdsql.org/browse/JDBC-232"><text:span text:style-name="T13">JDBC-</text:span></text:a><text:a xlink:type="simple" xlink:href="http://tracker.firebirdsql.org/browse/JDBC-232"><text:span text:style-name="T13">232</text:span></text:a><text:span text:style-name="T13">)</text:span></text:p>
        </text:list-item>
        <text:list-item>
          <text:p text:style-name="P32"><text:span text:style-name="T15">Events do not work on Embedded </text:span><text:span text:style-name="T13">(</text:span><text:a xlink:type="simple" xlink:href="http://tracker.firebirdsql.org/browse/JDBC-247"><text:span text:style-name="T13">JDBC-247</text:span></text:a><text:span text:style-name="T13">)</text:span></text:p>
        </text:list-item>
        <text:list-item>
          <text:p text:style-name="P33">Provide workaround for characterset transliteration problems in database filenames and other connection properties <text:span text:style-name="T13">(</text:span><text:a xlink:type="simple" xlink:href="http://tracker.firebirdsql.org/browse/JDBC-253"><text:span text:style-name="T13">JDBC-253</text:span></text:a><text:span text:style-name="T13">)</text:span>; see also <text:bookmark-ref text:reference-format="text" text:ref-name="__RefHeading__2749_1560579136">Support for Firebird 2.5</text:bookmark-ref>.</text:p>
        </text:list-item>
        <text:list-item>
          <text:p text:style-name="P33">FBBackupManager does not allow 16kb page size for restore (<text:a xlink:type="simple" xlink:href="http://tracker.firebirdsql.org/browse/JDBC-255"><text:span text:style-name="T13">JDBC-255</text:span></text:a>)</text:p>
        </text:list-item>
        <text:list-item>
          <text:p text:style-name="P33">Log warning and add warning on <text:span text:style-name="T2">Connection</text:span> when no explicit connection character set is specified (<text:a xlink:type="simple" xlink:href="http://tracker.firebirdsql.org/browse/JDBC-257"><text:span text:style-name="T13">JDBC-257</text:span></text:a>)</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9340114" text:style-name="L2">
        <text:list-item>
          <text:p text:style-name="P34">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9361040" text:continue-numbering="true" text:style-name="L2">
        <text:list-item>
          <text:p text:style-name="P34">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9337953" text:continue-numbering="true" text:style-name="L2">
        <text:list-item>
          <text:p text:style-name="P34">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9363547" text:continue-numbering="true" text:style-name="L2">
        <text:list-item>
          <text:p text:style-name="P34">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text:soft-page-break/>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9335609" text:style-name="L3">
        <text:list-item>
          <text:p text:style-name="P35">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35"><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35"><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35"><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9323380" text:style-name="L4">
        <text:list-item>
          <text:p text:style-name="P36">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36">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Version: <text:span text:style-name="T2">2.2.0</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9322602" text:style-name="L5">
        <text:list-item>
          <text:p text:style-name="P37">The security database can be set</text:p>
        </text:list-item>
        <text:list-item>
          <text:p text:style-name="P37">Support for SET/DROP AUTO ADMIN</text:p>
        </text:list-item>
        <text:list-item>
          <text:p text:style-name="P37">Mapping for new role RDB$ADMIN in security database</text:p>
        </text:list-item>
        <text:list-item>
          <text:p text:style-name="P37">Added new Firebird 2.1 shutdown/online modes available in Firebird 2.5 via the Services API</text:p>
        </text:list-item>
        <text:list-item>
          <text:p text:style-name="P37">Support for NBackup via Services API in Firebird 2.5</text:p>
        </text:list-item>
        <text:list-item>
          <text:p text:style-name="P37">Support for Trace/Audit via Services API in Firebird 2.5</text:p>
        </text:list-item>
      </text:list>
      <text:p text:style-name="Text_20_body"><text:soft-page-break/>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9339090" text:style-name="L6">
        <text:list-item>
          <text:p text:style-name="P38">Ensure your Java application is executed with the system property <text:span text:style-name="T2">file.encoding=UTF-8</text:span> (either <text:span text:style-name="T7">because that is the default encoding for your OS, or by explicitly specifying this property on the commandline of your application using </text:span><text:span text:style-name="T2">-Dfile.encoding=UTF-8</text:span><text:span text:style-name="T7">)</text:span></text:p>
        </text:list-item>
        <text:list-item>
          <text:p text:style-name="P38"><text:span text:style-name="T7">Include property </text:span><text:span text:style-name="T2">utf8_filename=1</text:span><text:span text:style-name="T7"> in the JDBC URL or (non-standard) properties of the datasource</text:span></text:p>
        </text:list-item>
      </text:list>
      <text:p text:style-name="Text_20_body"><text:span text:style-name="T7">This wi</text:span><text:span text:style-name="T7">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jdbc:firebirdsql:oo:</text:span><text:span text:style-name="T8">. Be aware that this is a variant of the pure Java wire protocol and not the native or embedded protocol.</text:span></text:p>
      <text:p text:style-name="Text_20_body">Issues addressed by this protocol:</text:p>
      <text:list xml:id="list39328943" text:style-name="L7">
        <text:list-item>
          <text:p text:style-name="P39">ResultSets are not closed when a statements is finished (eg fully read ResultSet or when creating a new Statement in autoCommit mode)</text:p>
        </text:list-item>
        <text:list-item>
          <text:p text:style-name="P39"><text:span text:style-name="T2">DatabaseMetaData#getTablePrivileges(...)</text:span> <text:s/>reports privileges granted to <text:span text:style-name="T2">PUBLIC</text:span> and to the current role (as reported by <text:span text:style-name="T2">CURRENT_ROLE</text:span>) as being granted to the user <text:span text:style-name="T13">(after Jaybird 2.2.0 beta 1)</text:span>.</text:p>
        </text:list-item>
      </text:list>
      <text:h text:style-name="Heading_20_3" text:outline-level="3"><text:bookmark-start text:name="__RefHeading__3644_1575618738"/>Other fixes and changes<text:bookmark-end text:name="__RefHeading__3644_1575618738"/></text:h>
      <text:list xml:id="list39340172" text:style-name="L8">
        <text:list-item>
          <text:p text:style-name="P41">Replaced <text:span text:style-name="T2">mini-j2ee.jar</text:span> with <text:span text:style-name="T2">connector-api-1.5.jar</text:span>: make sure to remove the old <text:span text:style-name="T2">mini-j2ee.jar</text:span> from the classpath of your application.</text:p>
        </text:list-item>
        <text:list-item>
          <text:p text:style-name="P41">Dropped <text:span text:style-name="T2">jaybird-pool</text:span> jar from the distribution (all classes are include in the <text:span text:style-name="T2">jaybird</text:span> jar and the <text:span text:style-name="T2">jaybird-full</text:span> jar)</text:p>
        </text:list-item>
        <text:list-item>
          <text:p text:style-name="P40"><text:span text:style-name="T2">FBResultSetMetaData#getcolumnName(int)</text:span> will now return the original column name (if available) for compliance with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2">CachedRowSet</text:span>.</text:p>
        </text:list-item>
        <text:list-item>
          <text:p text:style-name="P40"><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40"><text:span text:style-name="T2">FBDatabaseMetaData#getIndexInfo(..)</text:span> now also returns expression indexes. The <text:span text:style-name="T2">COLUMN_NAME</text:span> column will contain the expression (if available).</text:p>
        </text:list-item>
        <text:list-item>
          <text:p text:style-name="P40"><text:span text:style-name="T2">FBDatabaseMetaData#getIndexInfo(..)</text:span> now correctly limits the returned indexes to unique indexes when parameter <text:span text:style-name="T2">unique</text:span> is set to <text:span text:style-name="T2">true</text:span>.</text:p>
        </text:list-item>
        <text:list-item>
          <text:p text:style-name="P40">The connection property <text:span text:style-name="T2">octetsAsBytes</text:span> can be used to identify fields with <text:span text:style-name="T2">CHARACTER SET OCTETS</text:span> as being <text:span text:style-name="T2">(VAR)BINARY</text:span> (in the resultsetmetadata only)</text:p>
        </text:list-item>
        <text:list-item>
          <text:p text:style-name="P40">The <text:span text:style-name="T2">getTime(</text:span>), <text:span text:style-name="T2">getDate()</text:span>, <text:span text:style-name="T2">getTime</text:span><text:span text:style-name="T2">stamp()</text:span> methods which take a <text:span text:style-name="T2">Calendar</text:span> object now correctly handle conversions around Daylight Savings Time (DST) changes. Before the time <text:soft-page-break/>was first converted to the local JVM timezone, and then to the timezone of the provided <text:span text:style-name="T2">Calendar</text:span>, this could lose up to an hour in time. Now the time is converted directly to the timezone of the provided <text:span text:style-name="T2">Calendar</text:span>. <text:span text:style-name="T13">(</text:span><text:a xlink:type="simple" xlink:href="http://tracker.firebirdsql.org/browse/JDBC-154"><text:span text:style-name="T13">JDBC-154</text:span></text:a><text:span text:style-name="T13">)</text:span></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P20" text:outline-level="3"/>
      <text:h text:style-name="P19"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 classes have been deprecated and will be removed in Jaybird 2.3:</text:p>
      <text:list xml:id="list39346446" text:style-name="L9">
        <text:list-item>
          <text:p text:style-name="P29">org.firebirdsql.pool.DriverConnectionPoolDataSource</text:p>
        </text:list-item>
        <text:list-item>
          <text:p text:style-name="P29">org.firebirdsql.pool.FBConnectionPoolDataSource</text:p>
        </text:list-item>
        <text:list-item>
          <text:p text:style-name="P29">org.firebirdsql.pool.sun.AppServerDataSource</text:p>
        </text:list-item>
        <text:list-item>
          <text:p text:style-name="P29">org.firebirdsql.pool.sun.AppServerXADataSource</text:p>
        </text:list-item>
        <text:list-item>
          <text:p text:style-name="P29">org.firebirdsql.jca.FBXADataSource</text:p>
        </text:list-item>
        <text:list-item>
          <text:p text:style-name="P29">org.firebirdsql.pool.SimpleDataSource</text:p>
        </text:list-item>
      </text:list>
      <text:p text:style-name="Text_20_body">Their replacement classes are:</text:p>
      <text:list xml:id="list39342698" text:style-name="L10">
        <text:list-item>
          <text:p text:style-name="P30">org.firebirdsql.ds.FBConnectionPoolDataSource</text:p>
        </text:list-item>
        <text:list-item>
          <text:p text:style-name="P30">org.firebirdsql.ds.FBXADataSource</text:p>
        </text:list-item>
        <text:list-item>
          <text:p text:style-name="P42"><text:span text:style-name="T2">org.firebirdsql.pool.FBSimpleDataSource</text:span> (a normal <text:span text:style-name="T2">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text:soft-page-break/>check your code if you will be affected by these changes and prepare for these changes if possible.</text:p>
      <text:p text:style-name="Heading_20_4">Removal of deprecated classes, packages and (interface) methods</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9346211" text:style-name="L11">
        <text:list-item>
          <text:p text:style-name="P43">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9328329" text:style-name="L12">
        <text:list-item>
          <text:p text:style-name="P45"><text:span text:style-name="T2">FirebirdSavepoint</text:span> (identical to <text:span text:style-name="T2">java.sql.Savepoint</text:span>)</text:p>
        </text:list-item>
      </text:list>
      <text:p text:style-name="Text_20_body">The following interfaces will have some of the methods removed:</text:p>
      <text:list xml:id="list39315412" text:style-name="L13">
        <text:list-item>
          <text:p text:style-name="P31">FirebirdConnection</text:p>
          <text:list>
            <text:list-item>
              <text:p text:style-name="P46"><text:span text:style-name="T2">setFirebirdSavepoint()</text:span> replace with <text:span text:style-name="T2">Connection#setSavepoint()</text:span></text:p>
            </text:list-item>
            <text:list-item>
              <text:p text:style-name="P46"><text:span text:style-name="T17">setFirebirdSavepoint(String name)</text:span><text:span text:style-name="T18"> replace with </text:span><text:span text:style-name="T17">Connection#setSavepoint(String name)</text:span></text:p>
            </text:list-item>
            <text:list-item>
              <text:p text:style-name="P44">rollback(FirebirdSavepoint savepoint)<text:span text:style-name="T8"> replace with </text:span>Connection#rollback(Savepoint savepoint)</text:p>
            </text:list-item>
            <text:list-item>
              <text:p text:style-name="P46"><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1">(VAR)CHAR CHARACTER SET OC</text:span><text:span text:style-name="T1">TETS</text:span> as <text:span text:style-name="T1">(VAR)BINARY</text:span> type</text:p>
      <text:p text:style-name="Text_20_body">From Jaybird 2.3 on <text:span text:style-name="T2">(VAR)CHAR CHARACTER SET OCTETS</text:span> will be considered to be of <text:span text:style-name="T2">java.sql.Types</text:span> type <text:span text:style-name="T2">(VAR)BINARY</text:span><text:span text:style-name="T8">. This should not impact normal use of methods like </text:span><text:span text:style-name="T2">get/setString()</text:span><text:span text:style-name="T8">, but will impact the metadata and the type of object returned by </text:span><text:span text:style-name="T2">getObject()</text:span><text:span text:style-name="T8"> (a byte array instead of a String).</text:span></text:p>
      <text:p text:style-name="P15"><text:span text:style-name="T19">Handling connections without explicit co</text:span><text:span text:style-name="T19">nnection character set</text:span></text:p>
      <text:p text:style-name="Text_20_body">When no connection character set has been specified (properties <text:span text:style-name="T2">lc_ctype</text:span> or <text:span text:style-name="T2">encoding</text:span> with Firebird character set, or <text:span text:style-name="T2">charSet </text:span>or <text:span text:style-name="T2">localEncoding</text:span> <text:span text:style-name="T7">with Java character set)</text:span><text:span text:style-name="T7">, Jaybird will currently use the </text:span><text:span text:style-name="T2">NONE</text:span><text:span text:style-name="T7"> character set</text:span><text:span text:style-name="T7">. This</text:span><text:span text:style-name="T7"> means that the Firebird server will return the bytes for </text:span><text:span text:style-name="T2">(VAR)CHAR</text:span><text:span text:style-name="T7"> columns as they are stored, while Jaybird will conv</text:span><text:span text:style-name="T7">ert between bytes and Strings using the local platform encoding.</text:span></text:p>
      <text:p text:style-name="Text_20_body"><text:span text:style-name="T7">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7">JDBC-257</text:span></text:a><text:span text:style-name="T7">). We haven't decided on the exact changes yet, but most likely the next version of Jaybird will refuse to connect without an explicit connection character set. For the time being, Jaybird will log a warning and add a warning on the </text:span><text:span text:style-name="T2">Connection</text:span><text:span text:style-name="T7"> when no explicit character set was specified.</text:span></text:p>
      <text:p text:style-name="Text_20_body"><text:span text:style-name="T7">R</text:span><text:span text:style-name="T7">eview your use of the connection character sets and change it if you are not specifying it explicitly. Be aware that changing this may require</text:span><text:span text:style-name="T7"> you to fix the data as it is currently stored in your database if your database character set does not match the local platform encoding of your Java application.</text:span><text:span text:style-name="T7"> If you are sure that </text:span><text:span text:style-name="T2">NONE</text:span><text:span text:style-name="T7"> is the correct character set for you, specify it explicitly in your connection string or connection properties.</text:span></text:p>
      <text:h text:style-name="P19" text:outline-level="2"><text:bookmark-start text:name="__RefHeading__8761_1080388197"/>Distribution package<text:bookmark-end text:name="__RefHeading__8761_1080388197"/></text:h>
      <text:p text:style-name="Text_20_body">The following file groups can be found in distribution package:</text:p>
      <text:list xml:id="list39344491" text:style-name="L14">
        <text:list-item>
          <text:p text:style-name="P47"><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47"><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47"><text:span text:style-name="T2">jaybird-2.2.0-sources.jar</text:span> – archive containing the sources of Jaybird (specific to this JDK version); for including Jaybird sources in your IDE</text:p>
        </text:list-item>
        <text:list-item>
          <text:p text:style-name="P47"><text:span text:style-name="Source_20_Text"><text:span text:style-name="T1">lib/connector-api-1.5.jar</text:span></text:span> – archive containing JCA 1.5 classes (required dependency)</text:p>
        </text:list-item>
        <text:list-item>
          <text:p text:style-name="P47"><text:span text:style-name="T2">lib/antlr-runtime-3.4.jar</text:span> – archive containing ANTLR runtime classes, required for generated keys functionality (optional dependency)</text:p>
        </text:list-item>
        <text:list-item>
          <text:p text:style-name="P47"><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9337119" text:continue-numbering="true" text:style-name="L14">
        <text:list-item>
          <text:p text:style-name="P47"><text:span text:style-name="Source_20_Text"><text:span text:style-name="T1">jaybird22.dll</text:span></text:span> – Windows 32-bit</text:p>
        </text:list-item>
        <text:list-item>
          <text:p text:style-name="P47"><text:span text:style-name="Source_20_Text"><text:span text:style-name="T1">jaybird22_x64.dll</text:span></text:span> – Windows 64-bit</text:p>
        </text:list-item>
        <text:list-item>
          <text:p text:style-name="P47"><text:span text:style-name="T2">libjaybird22.so</text:span> – Linux 32-bit (x86)</text:p>
        </text:list-item>
        <text:list-item>
          <text:p text:style-name="P47"><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9340916" text:style-name="L15">
        <text:list-item>
          <text:p text:style-name="P48">x86: <text:a xlink:type="simple" xlink:href="http://www.microsoft.com/download/en/details.aspx?id=8328">http://www.microsoft.com/download/en/details.aspx?id=8328</text:a></text:p>
        </text:list-item>
        <text:list-item>
          <text:p text:style-name="P48">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19"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span text:style-name="T13"> and will be discontinued in the near future</text:span><text:span text:style-name="T13">)</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9346346" text:style-name="L16">
        <text:list-item>
          <text:p text:style-name="P49">The <text:a xlink:type="simple" xlink:href="http://groups.yahoo.com/group/Firebird-Java">http://groups.yahoo.com/group/Firebird-Java</text:a> and corresponding mailing list Firebird-Java@yahoogroups.com.</text:p>
        </text:list-item>
        <text:list-item>
          <text:p text:style-name="P49">The code for Firebird and this driver are on <text:a xlink:type="simple" xlink:href="http://sourceforge.net/projects/firebird">http://sourceforge.net/projects/firebird</text:a>.</text:p>
        </text:list-item>
        <text:list-item>
          <text:p text:style-name="P49">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19"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span text:style-name="Source_20_Text"><text:span text:style-name="T8">In general it is advisable to uses database aliases instead of the path the file.</text:span></text:span></text:p>
      <text:p text:style-name="Text_20_body"><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text:span></text:span><text:span text:style-name="Source_20_Text"><text:span text:style-name="T8">.</text:span></text:span><text:span text:style-name="Source_20_Text"><text:span text:style-name="T8"> </text:span></text:span><text:span text:style-name="Source_20_Text"><text:span text:style-name="T2">jdbc:firebirdsql://host:port//opt/firebird/db.fdb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19"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9346197" text:style-name="L17">
        <text:list-item>
          <text:p text:style-name="P50"><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50"><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50">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9346654" text:style-name="L18">
        <text:list-item>
          <text:p text:style-name="P51"><text:soft-page-break/><text:span text:style-name="Source_20_Text"><text:span text:style-name="T1">FIREBIRD</text:span></text:span> environment variable.</text:p>
        </text:list-item>
        <text:list-item>
          <text:p text:style-name="P51"><text:span text:style-name="Source_20_Text"><text:span text:style-name="T1">RootDirectory</text:span></text:span> parameter in the <text:span text:style-name="Source_20_Text"><text:span text:style-name="T1">firebird.conf</text:span></text:span> file.</text:p>
        </text:list-item>
        <text:list-item>
          <text:p text:style-name="P51">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1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9314654" text:style-name="L19">
        <text:list-item>
          <text:p text:style-name="P52"><text:span text:style-name="Source_20_Text"><text:span text:style-name="T1">EventManager</text:span></text:span> interface to register for the synchronous and asynchronous notification about the events in the database;</text:p>
        </text:list-item>
        <text:list-item>
          <text:p text:style-name="P52"><text:span text:style-name="Source_20_Text"><text:span text:style-name="T1">EventListener</text:span></text:span> interface which has to be implemented by the application that wants to participate in the asynchronous notification;</text:p>
        </text:list-item>
        <text:list-item>
          <text:p text:style-name="P52"><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52">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4">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9315840" text:style-name="L20">
        <text:list-item>
          <text:p text:style-name="P53"><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53"><text:span text:style-name="Source_20_Text"><text:span text:style-name="T1">isc_dpb_result_set_holdable</text:span></text:span> as a DPB member;</text:p>
        </text:list-item>
        <text:list-item>
          <text:p text:style-name="P53"><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5">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9321252" text:style-name="L21">
        <text:list-item>
          <text:p text:style-name="P54">the <text:span text:style-name="Source_20_Text"><text:span text:style-name="T1">SELECT</text:span></text:span> references a single table;</text:p>
        </text:list-item>
        <text:list-item>
          <text:p text:style-name="P54"><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54">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54">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9334476" text:style-name="L22">
        <text:list-item>
          <text:p text:style-name="P56">database backup/restore on remote server; it is possible to performs metadata-only backups, switch the garbage collection during backup off, restore databases with no validity constraints or active indices, etc.</text:p>
        </text:list-item>
        <text:list-item>
          <text:p text:style-name="P56">database maintenance, e.g. database shutdown, sweep, changing the forced writes settings, changing SQL dialect of the database, shadow management, etc.</text:p>
        </text:list-item>
        <text:list-item>
          <text:p text:style-name="P56">retrieving database statistics including header page statistics, system table statistics, data page statistics and index statistics.</text:p>
        </text:list-item>
        <text:list-item>
          <text:p text:style-name="P55">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9315853" text:style-name="L23">
              <text:list-item>
                <text:p text:style-name="P26"><text:span text:style-name="Source_20_Text"><text:span text:style-name="T1">PURE_JAVA</text:span></text:span> or <text:span text:style-name="Source_20_Text"><text:span text:style-name="T1">TYPE4</text:span></text:span> for type 4 JDBC driver </text:p>
              </text:list-item>
              <text:list-item>
                <text:p text:style-name="P26"><text:span text:style-name="Source_20_Text"><text:span text:style-name="T1">NATIVE</text:span></text:span> or <text:span text:style-name="Source_20_Text"><text:span text:style-name="T1">TYPE2</text:span></text:span> for type 2 JDBC driver </text:p>
              </text:list-item>
              <text:list-item>
                <text:p text:style-name="P21"><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9324399" text:style-name="L24">
              <text:list-item>
                <text:p text:style-name="P27"><text:span text:style-name="Source_20_Text"><text:span text:style-name="T2">TRANSACTION_READ_COMMITTE</text:span></text:span><text:span text:style-name="Source_20_Text"><text:span text:style-name="T2">D</text:span></text:span><text:span text:style-name="T2"> </text:span></text:p>
              </text:list-item>
              <text:list-item>
                <text:p text:style-name="P27"><text:span text:style-name="Source_20_Text"><text:span text:style-name="T2">TRANSACTION_REPEATABLE_READ</text:span></text:span><text:span text:style-name="T2"> </text:span></text:p>
              </text:list-item>
              <text:list-item>
                <text:p text:style-name="P22"><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57" text:outline-level="2"/>
      <text:h text:style-name="P1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9344260" text:style-name="L25">
        <text:list-item>
          <text:p text:style-name="P58"><text:span text:style-name="Source_20_Text"><text:span text:style-name="T1">java.sql.Array</text:span></text:span> data type is not (yet) supported</text:p>
        </text:list-item>
        <text:list-item>
          <text:p text:style-name="P58"><text:span text:style-name="Source_20_Text"><text:span text:style-name="T1">java.sql.Blob</text:span></text:span> does not implement following methods:</text:p>
          <text:list>
            <text:list-item>
              <text:p text:style-name="P58"><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58"><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58"><text:span text:style-name="Source_20_Text"><text:span text:style-name="T1">java.sql.Connection</text:span></text:span></text:p>
          <text:list>
            <text:list-item>
              <text:p text:style-name="P58"><text:span text:style-name="Source_20_Text"><text:span text:style-name="T1">getCatalog()</text:span></text:span> and <text:span text:style-name="Source_20_Text"><text:span text:style-name="T1">setCatalog(String)</text:span></text:span> are not supported by Firebird server</text:p>
            </text:list-item>
            <text:list-item>
              <text:p text:style-name="P58"><text:span text:style-name="Source_20_Text"><text:span text:style-name="T1">getTypeMap()</text:span></text:span> and <text:span text:style-name="Source_20_Text"><text:span text:style-name="T1">setTypeMap(Map)</text:span></text:span> are not supported</text:p>
            </text:list-item>
          </text:list>
        </text:list-item>
        <text:list-item>
          <text:p text:style-name="P58"><text:span text:style-name="Source_20_Text"><text:span text:style-name="T1">java.sql.Ref</text:span></text:span><text:span text:style-name="Source_20_Text"> </text:span>data type is not supported by Firebird server</text:p>
        </text:list-item>
        <text:list-item>
          <text:p text:style-name="P58"><text:span text:style-name="Source_20_Text"><text:span text:style-name="T1">java.sql.SQLData</text:span></text:span> data type is not supported by Firebird server</text:p>
        </text:list-item>
        <text:list-item>
          <text:p text:style-name="P58"><text:span text:style-name="Source_20_Text"><text:span text:style-name="T1">java.sql.SQLInput</text:span></text:span> is not supported</text:p>
        </text:list-item>
        <text:list-item>
          <text:p text:style-name="P58"><text:span text:style-name="Source_20_Text"><text:span text:style-name="T1">java.sql.SQLOutput</text:span></text:span> is not supported</text:p>
        </text:list-item>
        <text:list-item>
          <text:p text:style-name="P58"><text:span text:style-name="T2">java.sql.SQLXML</text:span> is not supported</text:p>
        </text:list-item>
        <text:list-item>
          <text:p text:style-name="P58"><text:span text:style-name="T2">java.sql</text:span><text:span text:style-name="T2">.RowId</text:span> is not supported</text:p>
        </text:list-item>
        <text:list-item>
          <text:p text:style-name="P58"><text:span text:style-name="T2">java.sql.NClob</text:span> is not supported</text:p>
        </text:list-item>
        <text:list-item>
          <text:p text:style-name="P58"><text:span text:style-name="Source_20_Text"><text:span text:style-name="T1">java.sql.Statement</text:span></text:span></text:p>
          <text:list>
            <text:list-item>
              <text:p text:style-name="P58"><text:span text:style-name="Source_20_Text"><text:span text:style-name="T1">cancel()</text:span></text:span> is implemented, but not fully supported by Jaybird</text:p>
            </text:list-item>
          </text:list>
        </text:list-item>
        <text:list-item>
          <text:p text:style-name="P58"><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9359904" text:continue-list="list39344260" text:style-name="L25">
        <text:list-item text:start-value="1">
          <text:p text:style-name="P58"><text:span text:style-name="Source_20_Text"><text:span text:style-name="T1">java.sql.Statement</text:span></text:span> </text:p>
          <text:list>
            <text:list-item>
              <text:p text:style-name="P58"><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58"><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58"><text:span text:style-name="Source_20_Text"><text:span text:style-name="T1">java.sql.PreparedStatement</text:span></text:span> </text:p>
          <text:list>
            <text:list-item>
              <text:p text:style-name="P58"><text:span text:style-name="Source_20_Text"><text:span text:style-name="T1">setObject(int index, Object object, int type)</text:span></text:span> Target SQL type is determined from the class of the passed object and corresponding parameter is ignored.</text:p>
            </text:list-item>
            <text:list-item>
              <text:p text:style-name="P58"><text:span text:style-name="Source_20_Text"><text:span text:style-name="T1">setObject(int index, Object object, int type, int scale)</text:span></text:span> Same as above, type and scale are ignored.</text:p>
            </text:list-item>
          </text:list>
        </text:list-item>
        <text:list-item>
          <text:p text:style-name="P58"><text:span text:style-name="Source_20_Text"><text:span text:style-name="T1">java.sql.ResultSetMetaData</text:span></text:span> </text:p>
          <text:list>
            <text:list-item>
              <text:p text:style-name="P58"><text:span text:style-name="Source_20_Text"><text:span text:style-name="T1">isReadOnly()</text:span></text:span> always returns false </text:p>
            </text:list-item>
            <text:list-item>
              <text:p text:style-name="P58"><text:soft-page-break/><text:span text:style-name="Source_20_Text"><text:span text:style-name="T1">isWritable()</text:span></text:span> always returns true </text:p>
            </text:list-item>
            <text:list-item>
              <text:p text:style-name="P60"><text:span text:style-name="Source_20_Text"><text:span text:style-name="T1">isDefinitivelyWritable()</text:span></text:span> always returns true</text:p>
            </text:list-item>
          </text:list>
        </text:list-item>
      </text:list>
      <text:h text:style-name="P1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9323115" text:style-name="L26">
        <text:list-item>
          <text:p text:style-name="P59"><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59"><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59"><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6">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19"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ConnectionPoolDataSource </text:span>implementations in <text:span text:style-name="T2">org.firebirdsql.pool</text:span> contain some serious issues. The connection pool capability <text:span text:style-name="T7">which depends on these classes</text:span> will be removed in Jaybird 2.3.</text:p>
      <text:p text:style-name="Text_20_body">This change leaves only the <text:span text:style-name="T2">ConnectionPoolDataSource</text:span> implementations in <text:span text:style-name="T2">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9">a third-party connection pool like C3P0, DBCP or BoneCP.</text:span></text:p>
      <text:h text:style-name="Heading_20_3" text:outline-level="3"><text:bookmark-start text:name="__RefHeading__3729_304866878"/>Description of deprecated <text:span text:style-name="T1">or</text:span><text:span text:style-name="T1">g.firebirdsql.pool</text:span> classes<text:bookmark-end text:name="__RefHeading__3729_304866878"/></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ext:soft-page-break/>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text:soft-page-break/>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9320018" text:style-name="L27">
              <text:list-item>
                <text:p text:style-name="P23">When physical connection is added to the pool – <text:span text:style-name="Source_20_Text"><text:span text:style-name="T1">DEBUG</text:span></text:span></text:p>
              </text:list-item>
              <text:list-item>
                <text:p text:style-name="P23">When a maximum pool capacity is reached – <text:span text:style-name="Source_20_Text"><text:span text:style-name="T1">DEBUG</text:span></text:span></text:p>
              </text:list-item>
              <text:list-item>
                <text:p text:style-name="P23">When connection is obtained from pool – <text:span text:style-name="Source_20_Text"><text:span text:style-name="T1">DEBUG</text:span></text:span></text:p>
              </text:list-item>
              <text:list-item>
                <text:p text:style-name="P23">When connection is released back to pool – <text:span text:style-name="Source_20_Text"><text:span text:style-name="T1">DEBUG</text:span></text:span></text:p>
              </text:list-item>
              <text:list-item>
                <text:p text:style-name="P23">Whether pool supports open statements across transaction boundaries – <text:span text:style-name="Source_20_Text"><text:span text:style-name="T1">INFO</text:span></text:span></text:p>
              </text:list-item>
            </text:list>
          </table:table-cell>
        </table:table-row>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9333519" text:style-name="L28">
              <text:list-item>
                <text:p text:style-name="P24">Connection is allocated from the pool – <text:span text:style-name="Source_20_Text"><text:span text:style-name="T1">DEBUG</text:span></text:span></text:p>
              </text:list-item>
              <text:list-item>
                <text:p text:style-name="P24">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9325987" text:style-name="L29">
              <text:list-item>
                <text:p text:style-name="P25">When a statement is prepared – <text:span text:style-name="Source_20_Text"><text:span text:style-name="T1">INFO</text:span></text:span></text:p>
              </text:list-item>
              <text:list-item>
                <text:p text:style-name="P25">When statement cache is cleaned – <text:span text:style-name="Source_20_Text"><text:span text:style-name="T1">INFO</text:span></text:span></text:p>
              </text:list-item>
              <text:list-item>
                <text:p text:style-name="P25">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meta:creation-date>2004-07-23T10:39:52</meta:creation-date>
    <dc:date>2012-07-13T19:21:24.84</dc:date>
    <meta:print-date>2011-10-09T10:12:42.06</meta:print-date>
    <dc:language>en-US</dc:language>
    <meta:editing-cycles>356</meta:editing-cycles>
    <meta:editing-duration>P4DT5H24M41S</meta:editing-duration>
    <meta:document-statistic meta:table-count="9" meta:image-count="0" meta:object-count="0" meta:page-count="30" meta:paragraph-count="724" meta:word-count="8196" meta:character-count="56760" meta:non-whitespace-character-count="49288"/>
    <meta:user-defined meta:name="Info 1"/>
    <meta:user-defined meta:name="Info 2"/>
    <meta:user-defined meta:name="Info 3"/>
    <meta:user-defined meta:name="Info 4"/>
  </office:meta>
</office:document-meta>
</file>